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hadow="none"/>
    </style:style>
    <style:style style:name="Table1.A" style:family="table-column">
      <style:table-column-properties style:column-width="1.889cm" style:rel-column-width="7281*"/>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hadow="none"/>
    </style:style>
    <style:style style:name="Table2.A" style:family="table-column">
      <style:table-column-properties style:column-width="1.889cm" style:rel-column-width="7281*"/>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000000" style:font-name="apple-system" fo:font-size="13.5pt" fo:letter-spacing="normal" fo:font-style="normal" fo:font-weight="normal"/>
    </style:style>
    <style:style style:name="P3" style:family="paragraph" style:parent-style-name="Standard">
      <style:paragraph-properties fo:break-before="page"/>
      <style:text-properties fo:font-variant="normal" fo:text-transform="none" fo:color="#000000" style:font-name="apple-system" fo:font-size="13.5pt" fo:letter-spacing="normal" fo:font-style="normal" fo:font-weight="normal"/>
    </style:style>
    <style:style style:name="P4" style:family="paragraph" style:parent-style-name="Text_20_body">
      <style:text-properties fo:font-variant="normal" fo:text-transform="none" fo:color="#000000" style:font-name="apple-system" fo:font-size="13.5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font-style="normal" fo:font-weight="normal"/>
    </style:style>
    <style:style style:name="P6" style:family="paragraph" style:parent-style-name="Table_20_Contents">
      <style:text-properties style:font-name="apple-system" fo:font-size="13.5pt"/>
    </style:style>
    <style:style style:name="P7" style:family="paragraph" style:parent-style-name="Heading_20_1">
      <style:paragraph-properties fo:break-before="page"/>
      <style:text-properties fo:font-variant="normal" fo:text-transform="none" fo:color="#000000" style:font-name="var wp--preset--font-family--source-serif-pro" fo:font-size="13.5pt" fo:letter-spacing="normal" fo:font-style="normal" style:text-underline-style="solid" style:text-underline-width="auto" style:text-underline-color="font-color" fo:font-weight="normal"/>
    </style:style>
    <style:style style:name="T1" style:family="text">
      <style:text-properties fo:font-variant="normal" fo:text-transform="none" fo:color="#000000" style:font-name="apple-system" fo:font-size="13.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udoku Algorithm Part 1 Creating a completed puzzle </text:span></text:p>
      <text:p text:style-name="Standard"><text:span text:style-name="T1"/></text:p>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3">Eg:</text:p>
      <text:p text:style-name="P2"/>
      <text:p text:style-name="P2">Start</text:p>
      <table:table table:name="Table1" table:style-name="Table1">
        <table:table-column table:style-name="Table1.A" table:number-columns-repeated="9"/>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9"/>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Standard"/>
      <text:h text:style-name="P7" text:outline-level="1">Sudoku Algorithm Part 2 Removing numbers from the board</text:h>
      <text:p text:style-name="P4"/>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5"/>
      <text:p text:style-name="P5">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5"/>
      <text:p text:style-name="P5">During the solve phase we must recalculate all the possible numbers for the empty cells (Potential array) each time a cell is filled in. </text:p>
      <text:p text:style-name="P5"/>
      <text:p text:style-name="P5">My breakout condition for the 'while loop' is set by a time limit. My code is sufficiently fast that 5 seconds is plenty to get the Sudoku board down to 25 visible numbers.</text:p>
      <text:p text:style-name="Standard"/>
      <text:h text:style-name="P7" text:outline-level="1">Sudoku Algorithm Part 3 The Seven Basic Ways of Solving Sudoku Strategies</text:h>
      <text:p text:style-name="P4"/>
      <text:p text:style-name="P4">To my knowledge, there are 7 basic methods to try and solve Sudoku puzzles. Naked Singles (NS), Hidden Singles (HS), Naked Pairs (NP), Hidden Pairs (HP), Intersection Removal (IR), X-Wing (XW), and Y-Wing (YW).</text:p>
      <text:p text:style-name="P5">Naked Singles (NS): Naked Singles routine iterates through all the empty squares on the board, calculating the possible values in each cell based on Sudoku’s rules. When we find a cell with a single possibility we fill in the Sudoku cell with that value. Then we remove that possibility from all the cells in the affected column, row and square regions. We run this routine first as all the ones below rely on the cell’s update possibility lists. For example row 1, first cell only has one possibility of 5. So row 1 cell 1 must be 5.</text:p>
      <text:p text:style-name="P5">Hidden Singles (HS): Hidden Singles scan each row, column and 3 x 3 square for the “number of possibilities” (not the possibilities) for each number ranging from one to nine. When it finds a cell containing a possibility of a number that appears only once in a row, column or 3 x 3 square, we fill in the Sudoku board with that value. Then we remove that possibility from the affected column, row and 3 x 3 square regions. For example, row one cell one contains possibility 2,5,8 but no other cell in row 1, column 1 or square 1 contains a 5 for a possibility. So cell 1 in row 1 must be 5.</text:p>
      <text:p text:style-name="P5">Naked Pairs (NP):</text:p>
      <text:p text:style-name="P5">The first version of Naked Pairs searches each region (row, column and 3 x 3 square) for two possibility values that occur only twice in, and share two cells, which may or may not contain other possibilities. Because they occur<text:line-break/>only in these two cells, one of them must go in one cell and the other in the second. Therefore, any other values in these two cells may be eliminated.</text:p>
      <text:p text:style-name="P5">The second version scans each region (row, column and 3 x 3 square) for two cells, each containing ONLY the same two possibilities. Because one of these values must occur in each of the two cells, they cannot occur anywhere else in that region, and may be eliminated from the lists of possibilities for every other cell in the region.</text:p>
      <text:p text:style-name="P5">Hidden Pairs (HP):</text:p>
      <text:p text:style-name="P5">Hidden Pairs are taken care of by the combination of Naked Singles and Hidden Singles algorithms.</text:p>
      <text:p text:style-name="P5">Intersection Removal (IR):</text:p>
      <text:p text:style-name="P5"><text:soft-page-break/>If exactly two or three possibilities exist for a single number in a 3 x 3 box and they are restricted to one row or column, their values may be eliminated from the rest of the row or column. The case of one possibility is covered by HS above.</text:p>
      <text:p text:style-name="P5">If exactly two or three possibilities exist for a single number in a row or column and it is bound by a 3 x 3 box, the number can be eliminated from the rest of the box. The case of one possibility is covered by HS above.</text:p>
      <text:p text:style-name="P5">X-Wing (XW):</text:p>
      <text:p text:style-name="P5">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5">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5">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M21S</meta:editing-duration>
    <meta:editing-cycles>16</meta:editing-cycles>
    <meta:generator>OpenOffice/4.1.10$Win32 OpenOffice.org_project/4110m2$Build-9807</meta:generator>
    <dc:date>2023-10-01T17:06:30.64</dc:date>
    <dc:creator>Vince Pelss</dc:creator>
    <meta:document-statistic meta:table-count="2" meta:image-count="0" meta:object-count="0" meta:page-count="7" meta:paragraph-count="202" meta:word-count="1541" meta:character-count="8288"/>
    <meta:user-defined meta:name="Info 1"/>
    <meta:user-defined meta:name="Info 2"/>
    <meta:user-defined meta:name="Info 3"/>
    <meta:user-defined meta:name="Info 4"/>
  </office:meta>
</office:document-meta>
</file>